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A00000006AF3AC289E3BFCF244.png" manifest:media-type="image/png"/>
  <manifest:file-entry manifest:full-path="Pictures/10000201000000C4000000C4E3D56C70996089AA.png" manifest:media-type="image/png"/>
  <manifest:file-entry manifest:full-path="Pictures/100018B00000120600000BFBE92E31CEEE9FE04E.svg" manifest:media-type="image/svg+xml"/>
  <manifest:file-entry manifest:full-path="Pictures/10001AED0000160E000016230EF8B9A0B8111F2C.svg" manifest:media-type="image/svg+xml"/>
  <manifest:file-entry manifest:full-path="Pictures/10000201000000A00000006A5F693D149535A788.png" manifest:media-type="image/png"/>
  <manifest:file-entry manifest:full-path="Pictures/1000186A0000120600000BFAF8459D9DE7C42C25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 style:font-pitch="variable"/>
    <style:font-face style:name="Noto Mono" svg:font-family="'Noto Mono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5b277d" draw:marker-start-width="0.252cm" draw:marker-end-width="0.252cm" draw:fill="none" draw:textarea-horizontal-align="justify" draw:textarea-vertical-align="middle" draw:auto-grow-height="false" fo:min-height="0.516cm" fo:min-width="3.416cm" fo:padding-top="0.142cm" fo:padding-bottom="0.142cm" fo:padding-left="0.267cm" fo:padding-right="0.267cm"/>
    </style:style>
    <style:style style:name="gr2" style:family="graphic" style:parent-style-name="standard">
      <style:graphic-properties svg:stroke-width="0.05cm" svg:stroke-color="#bababa" draw:marker-start-width="0.355cm" draw:marker-end-width="0.355cm" draw:fill="none" draw:textarea-horizontal-align="justify" draw:textarea-vertical-align="middle" draw:auto-grow-height="false" fo:min-height="2.458cm" fo:min-width="2.208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018cm"/>
      <style:paragraph-properties style:writing-mode="lr-tb"/>
    </style:style>
    <style:style style:name="gr4" style:family="graphic" style:parent-style-name="standard">
      <style:graphic-properties draw:stroke="solid" svg:stroke-width="0.035cm" svg:stroke-color="#1c1c1c" draw:marker-start-width="0.252cm" draw:marker-end-width="0.252cm" draw:fill="none" draw:fill-color="#ffffff" draw:textarea-horizontal-align="left" draw:auto-grow-height="true" draw:auto-grow-width="true" fo:min-height="0.268cm" fo:min-width="1.272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425cm"/>
      <style:paragraph-properties style:writing-mode="lr-tb"/>
    </style:style>
    <style:style style:name="gr6" style:family="graphic" style:parent-style-name="standard">
      <style:graphic-properties svg:stroke-width="0.05cm" svg:stroke-color="#bababa" draw:marker-start-width="0.355cm" draw:marker-end-width="0.355cm" draw:fill="none" draw:textarea-horizontal-align="justify" draw:textarea-vertical-align="middle" draw:auto-grow-height="false" fo:min-height="2.458cm" fo:min-width="6.258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631cm"/>
      <style:paragraph-properties style:writing-mode="lr-tb"/>
    </style:style>
    <style:style style:name="gr8" style:family="graphic" style:parent-style-name="objectwithoutfill">
      <style:graphic-properties svg:stroke-width="0.05cm" svg:stroke-color="#ea7500" draw:marker-start="Dimension_20_Lines" draw:marker-start-width="0.355cm" draw:marker-end="Dimension_20_Lines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2.9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177cm"/>
      <style:paragraph-properties style:writing-mode="lr-tb"/>
    </style:style>
    <style:style style:name="gr12" style:family="graphic" style:parent-style-name="standard">
      <style:graphic-properties svg:stroke-width="0.05cm" svg:stroke-color="#bababa" draw:marker-start-width="0.355cm" draw:marker-end-width="0.355cm" draw:fill="none" draw:textarea-horizontal-align="justify" draw:textarea-vertical-align="middle" draw:auto-grow-height="false" fo:min-height="4.428cm" fo:min-width="12.827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35cm" svg:stroke-color="#666666" draw:marker-start-width="0.463cm" draw:marker-end-width="0.463cm" draw:fill="none" draw:textarea-horizontal-align="center" draw:textarea-vertical-align="middle" fo:padding-top="0.143cm" fo:padding-bottom="0.143cm" fo:padding-left="0.268cm" fo:padding-right="0.268cm"/>
    </style:style>
    <style:style style:name="gr14" style:family="graphic" style:parent-style-name="standard">
      <style:graphic-properties svg:stroke-width="0.035cm" svg:stroke-color="#069a2e" draw:marker-start-width="0.252cm" draw:marker-end-width="0.252cm" draw:fill="none" draw:textarea-horizontal-align="justify" draw:textarea-vertical-align="middle" draw:auto-grow-height="false" fo:min-height="2.416cm" fo:min-width="4.866cm" fo:padding-top="0.142cm" fo:padding-bottom="0.142cm" fo:padding-left="0.267cm" fo:padding-right="0.267cm"/>
    </style:style>
    <style:style style:name="gr15" style:family="graphic" style:parent-style-name="standard">
      <style:graphic-properties draw:stroke="solid" svg:stroke-width="0.035cm" svg:stroke-color="#666666" draw:marker-start-width="0.252cm" draw:marker-end-width="0.252cm" draw:fill="none" draw:fill-color="#ffffff" draw:textarea-horizontal-align="right" draw:textarea-vertical-align="middle" draw:auto-grow-height="true" draw:auto-grow-width="true" fo:min-height="0.357cm" fo:min-width="12.216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draw:stroke="none" svg:stroke-width="0.035cm" svg:stroke-color="#1c1c1c" draw:marker-start-width="0.252cm" draw:marker-end-width="0.252cm" draw:fill="none" draw:fill-color="#ffffff" draw:textarea-horizontal-align="left" draw:auto-grow-height="true" draw:auto-grow-width="true" fo:min-height="0.65cm" fo:min-width="0.973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svg:stroke-width="0.035cm" svg:stroke-color="#8d281e" draw:marker-start-width="0.252cm" draw:marker-end-width="0.252cm" draw:fill="none" draw:textarea-horizontal-align="justify" draw:textarea-vertical-align="middle" draw:auto-grow-height="false" fo:min-height="0.516cm" fo:min-width="3.466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2.644cm"/>
      <style:paragraph-properties style:writing-mode="lr-tb"/>
    </style:style>
    <style:style style:name="gr19" style:family="graphic" style:parent-style-name="objectwithoutfill">
      <style:graphic-properties svg:stroke-width="0.035cm" draw:marker-start-width="0.463cm" draw:marker-end-width="0.463cm" draw:fill="none" draw:textarea-horizontal-align="center" draw:textarea-vertical-align="middle" fo:padding-top="0.143cm" fo:padding-bottom="0.143cm" fo:padding-left="0.268cm" fo:padding-right="0.268cm"/>
    </style:style>
    <style:style style:name="gr20" style:family="graphic" style:parent-style-name="standard">
      <style:graphic-properties svg:stroke-width="0.028cm" svg:stroke-color="#6b5e9b" draw:marker-start-width="0.342cm" draw:marker-end-width="0.342cm" draw:fill="none" draw:textarea-horizontal-align="justify" draw:textarea-vertical-align="middle" draw:auto-grow-height="false" fo:min-height="0.064cm" fo:min-width="0cm" fo:padding-top="0.114cm" fo:padding-bottom="0.114cm" fo:padding-left="0.114cm" fo:padding-right="0.114cm"/>
    </style:style>
    <style:style style:name="gr21" style:family="graphic" style:parent-style-name="standard">
      <style:graphic-properties draw:stroke="solid" svg:stroke-width="0.035cm" svg:stroke-color="#666666" draw:marker-start-width="0.252cm" draw:marker-end-width="0.252cm" draw:fill="none" draw:fill-color="#ffffff" draw:textarea-horizontal-align="right" draw:textarea-vertical-align="middle" draw:auto-grow-height="true" draw:auto-grow-width="true" fo:min-height="0.31cm" fo:min-width="5.716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90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2.11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vertical-align="middle" fo:min-height="0.448cm" fo:padding-top="0.1cm" fo:padding-bottom="0.1cm" fo:padding-left="0.1cm" fo:padding-right="0.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use-window-font-color="true" loext:opacity="0%" style:font-name="Noto Mono"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  <style:text-properties style:font-name="Source Code Pro"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fo:color="#bababa" loext:opacity="100%" style:font-name="Source Code Pro" fo:font-size="10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  <style:text-properties fo:color="#069a2e" loext:opacity="100%" style:font-name="Source Code Pro"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color="#5b277d" loext:opacity="100%" style:font-name="Source Code Pro" fo:font-size="10pt" style:font-size-asian="10pt" style:font-size-complex="10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  <style:text-properties fo:color="#666666" loext:opacity="100%" style:font-name="Source Code Pro"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color="#666666" loext:opacity="100%" style:font-name="Source Code Pro" fo:font-size="11pt" style:font-size-asian="11pt" style:font-size-complex="11pt"/>
    </style:style>
    <style:style style:name="P10" style:family="paragraph">
      <loext:graphic-properties draw:fill="none" draw:fill-color="#ffffff"/>
      <style:paragraph-properties style:writing-mode="lr-tb"/>
      <style:text-properties fo:color="#8d281e" loext:opacity="100%" style:font-name="Source Code Pro" fo:font-size="10pt" style:font-size-asian="10pt" style:font-size-complex="10pt"/>
    </style:style>
    <style:style style:name="P11" style:family="paragraph">
      <loext:graphic-properties draw:fill="none" draw:fill-color="#ffffff"/>
      <style:paragraph-properties fo:text-align="end" style:writing-mode="lr-tb"/>
      <style:text-properties fo:color="#666666" loext:opacity="100%" style:font-name="Source Code Pro" fo:font-size="13pt" style:font-size-asian="13pt" style:font-size-complex="13pt"/>
    </style:style>
    <style:style style:name="P12" style:family="paragraph">
      <loext:graphic-properties draw:fill="none" draw:fill-color="#ffffff"/>
      <style:paragraph-properties style:writing-mode="lr-tb"/>
      <style:text-properties fo:color="#ff972f" loext:opacity="100%" style:font-name="Source Code Pro" fo:font-size="10pt" style:font-size-asian="10pt" style:font-size-complex="10pt"/>
    </style:style>
    <style:style style:name="P13" style:family="paragraph">
      <style:text-properties fo:color="#ffffff" loext:opacity="100%" style:font-name="Source Code Pro" fo:background-color="#ed4c05"/>
    </style:style>
    <style:style style:name="P14" style:family="paragraph">
      <loext:graphic-properties draw:fill="none" draw:fill-color="#ffffff"/>
      <style:text-properties fo:color="#ffffff" loext:opacity="100%" style:font-name="Source Code Pro" fo:background-color="#ed4c05"/>
    </style:style>
    <style:style style:name="T1" style:family="text">
      <style:text-properties style:use-window-font-color="true" loext:opacity="0%" style:font-name="Noto Mono" fo:font-size="8pt" style:font-size-asian="8pt" style:font-size-complex="8pt"/>
    </style:style>
    <style:style style:name="T2" style:family="text">
      <style:text-properties style:font-name="Source Code Pro" fo:font-size="6pt" style:font-size-asian="6pt" style:font-size-complex="6pt"/>
    </style:style>
    <style:style style:name="T3" style:family="text">
      <style:text-properties fo:color="#bababa" loext:opacity="100%" style:font-name="Source Code Pro" fo:font-size="10pt" style:font-size-asian="10pt" style:font-size-complex="10pt"/>
    </style:style>
    <style:style style:name="T4" style:family="text">
      <style:text-properties fo:color="#069a2e" loext:opacity="100%" style:font-name="Source Code Pro" fo:font-size="10pt" style:font-size-asian="10pt" style:font-size-complex="10pt"/>
    </style:style>
    <style:style style:name="T5" style:family="text">
      <style:text-properties fo:color="#5b277d" loext:opacity="100%" style:font-name="Source Code Pro" fo:font-size="10pt" style:font-size-asian="10pt" style:font-size-complex="10pt"/>
    </style:style>
    <style:style style:name="T6" style:family="text">
      <style:text-properties fo:color="#666666" loext:opacity="100%" style:font-name="Source Code Pro" fo:font-size="8pt" style:font-size-asian="8pt" style:font-size-complex="8pt"/>
    </style:style>
    <style:style style:name="T7" style:family="text">
      <style:text-properties fo:color="#666666" loext:opacity="100%" style:font-name="Source Code Pro" fo:font-size="7pt" style:font-size-asian="7pt" style:font-size-complex="7pt"/>
    </style:style>
    <style:style style:name="T8" style:family="text">
      <style:text-properties fo:color="#8d281e" loext:opacity="100%" style:font-name="Source Code Pro" fo:font-size="10pt" style:font-size-asian="10pt" style:font-size-complex="10pt"/>
    </style:style>
    <style:style style:name="T9" style:family="text">
      <style:text-properties fo:color="#ff972f" loext:opacity="100%" style:font-name="Source Code Pro" fo:font-size="10pt" style:font-size-asian="10pt" style:font-size-complex="10pt"/>
    </style:style>
    <style:style style:name="T10" style:family="text">
      <style:text-properties fo:color="#ffffff" loext:opacity="100%" style:font-name="Source Code Pro" fo:font-size="8pt" fo:background-color="#ed4c05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95cm" svg:height="0.8cm" svg:x="5.3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2.8cm" svg:x="4cm" svg:y="0.7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.518cm" svg:height="0.911cm" svg:x="3.85cm" svg:y="0.65cm">
          <draw:text-box>
            <text:p><text:span text:style-name="T1">Hub</text:span></text:p>
            <text:p><text:span text:style-name="T1">Router</text:span></text:p>
          </draw:text-box>
        </draw:frame>
        <draw:frame draw:style-name="gr4" draw:text-style-name="P3" draw:layer="layout" svg:width="1.806cm" svg:height="0.552cm" svg:x="10cm" svg:y="1cm">
          <draw:text-box>
            <text:p><text:span text:style-name="T2">Container0</text:span></text:p>
          </draw:text-box>
        </draw:frame>
        <draw:frame draw:style-name="gr4" draw:text-style-name="P3" draw:layer="layout" svg:width="1.806cm" svg:height="0.552cm" svg:x="11.144cm" svg:y="1.7cm">
          <draw:text-box>
            <text:p><text:span text:style-name="T2">Container1</text:span></text:p>
          </draw:text-box>
        </draw:frame>
        <draw:frame draw:style-name="gr4" draw:text-style-name="P3" draw:layer="layout" svg:width="1.806cm" svg:height="0.552cm" svg:x="12.344cm" svg:y="0.998cm">
          <draw:text-box>
            <text:p><text:span text:style-name="T2">Container2</text:span></text:p>
          </draw:text-box>
        </draw:frame>
        <draw:frame draw:style-name="gr5" draw:text-style-name="P4" draw:layer="layout" svg:width="0.925cm" svg:height="0.696cm" svg:x="13.8cm" svg:y="3.3cm">
          <draw:text-box>
            <text:p><text:span text:style-name="T3">vm</text:span></text:p>
          </draw:text-box>
        </draw:frame>
        <draw:custom-shape draw:style-name="gr6" draw:text-style-name="P1" draw:layer="layout" svg:width="6.85cm" svg:height="2.8cm" svg:x="7.75cm" svg:y="0.7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2.131cm" svg:height="0.911cm" svg:x="7.619cm" svg:y="0.639cm">
          <draw:text-box>
            <text:p><text:span text:style-name="T1">Spoke</text:span></text:p>
            <text:p><text:span text:style-name="T1">Router</text:span></text:p>
          </draw:text-box>
        </draw:frame>
        <draw:line draw:style-name="gr8" draw:text-style-name="P1" draw:layer="layout" svg:x1="5.5cm" svg:y1="4.5cm" svg:x2="9cm" svg:y2="4.5cm">
          <text:p/>
        </draw:line>
        <draw:frame draw:style-name="gr9" draw:text-style-name="P1" draw:layer="layout" svg:width="2.2cm" svg:height="2.15cm" svg:x="8.013cm" svg:y="0.988cm">
          <draw:image xlink:href="Pictures/10001AED0000160E000016230EF8B9A0B8111F2C.svg" xlink:type="simple" xlink:show="embed" xlink:actuate="onLoad" draw:mime-type="image/svg+xml">
            <text:p/>
          </draw:image>
          <draw:image xlink:href="Pictures/10000201000000C4000000C4E3D56C70996089AA.png" xlink:type="simple" xlink:show="embed" xlink:actuate="onLoad" draw:mime-type="image/png"/>
        </draw:frame>
        <draw:frame draw:style-name="gr10" draw:text-style-name="P5" draw:layer="layout" svg:width="3.465cm" svg:height="0.696cm" svg:x="9.6cm" svg:y="0.2cm">
          <draw:text-box>
            <text:p><text:span text:style-name="T4">Container VLAN</text:span></text:p>
          </draw:text-box>
        </draw:frame>
        <draw:frame draw:style-name="gr11" draw:text-style-name="P6" draw:layer="layout" svg:width="3.677cm" svg:height="0.696cm" svg:x="5.5cm" svg:y="3.6cm">
          <draw:text-box>
            <text:p><text:span text:style-name="T5">Management VLAN</text:span></text:p>
          </draw:text-box>
        </draw:frame>
        <draw:custom-shape draw:style-name="gr12" draw:text-style-name="P1" draw:layer="layout" svg:width="13.449cm" svg:height="4.8cm" svg:x="3.301cm" svg:y="0.2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5.4cm" svg:y1="4.2cm" svg:x2="5.4cm" svg:y2="2.4cm">
          <text:p/>
        </draw:line>
        <draw:custom-shape draw:style-name="gr14" draw:text-style-name="P1" draw:layer="layout" svg:width="5.4cm" svg:height="2.7cm" svg:x="8.9cm" svg:y="0.75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2.75cm" svg:height="0.641cm" svg:x="3.75cm" svg:y="4.2cm">
          <draw:text-box>
            <text:p text:style-name="P7"><text:span text:style-name="T6">OvS dsw-host</text:span></text:p>
          </draw:text-box>
        </draw:frame>
        <draw:frame draw:style-name="gr16" draw:text-style-name="P9" draw:layer="layout" svg:width="1.507cm" svg:height="0.934cm" svg:x="4.193cm" svg:y="4.066cm">
          <draw:text-box>
            <text:p><text:span text:style-name="T7">trunk </text:span></text:p>
            <text:p><text:span text:style-name="T7">port</text:span></text:p>
          </draw:text-box>
        </draw:frame>
        <draw:custom-shape draw:style-name="gr17" draw:text-style-name="P1" draw:layer="layout" svg:width="4cm" svg:height="0.8cm" svg:x="1.7cm" svg:y="4.1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3.144cm" svg:height="0.751cm" svg:x="1.5cm" svg:y="3.6cm">
          <draw:text-box>
            <text:p><text:span text:style-name="T8">Hosting VLAN</text:span></text:p>
          </draw:text-box>
        </draw:frame>
        <draw:line draw:style-name="gr19" draw:text-style-name="P1" draw:layer="layout" svg:x1="3.75cm" svg:y1="4.5cm" svg:x2="1.888cm" svg:y2="4.505cm">
          <text:p/>
        </draw:line>
        <draw:frame draw:style-name="gr9" draw:text-style-name="P1" draw:layer="layout" svg:width="1.8cm" svg:height="1.18cm" svg:x="0.3cm" svg:y="4.005cm">
          <draw:image xlink:href="Pictures/1000186A0000120600000BFAF8459D9DE7C42C25.svg" xlink:type="simple" xlink:show="embed" xlink:actuate="onLoad" draw:mime-type="image/svg+xml">
            <text:p/>
          </draw:image>
          <draw:image xlink:href="Pictures/10000201000000A00000006A5F693D149535A788.png" xlink:type="simple" xlink:show="embed" xlink:actuate="onLoad" draw:mime-type="image/png"/>
        </draw:frame>
        <draw:custom-shape draw:style-name="gr20" draw:text-style-name="P1" draw:layer="layout" svg:width="0.12cm" svg:height="0.412cm" draw:transform="skewX (-0.00244346095279199) rotate (0.488692190558412) translate (5.3cm 3.6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1.79cm" svg:height="1.2cm" svg:x="4.51cm" svg:y="1.5cm">
          <draw:image xlink:href="Pictures/100018B00000120600000BFBE92E31CEEE9FE04E.svg" xlink:type="simple" xlink:show="embed" xlink:actuate="onLoad" draw:mime-type="image/svg+xml">
            <text:p/>
          </draw:image>
          <draw:image xlink:href="Pictures/10000201000000A00000006AF3AC289E3BFCF244.png" xlink:type="simple" xlink:show="embed" xlink:actuate="onLoad" draw:mime-type="image/png"/>
        </draw:frame>
        <draw:line draw:style-name="gr13" draw:text-style-name="P1" draw:layer="layout" svg:x1="9.1cm" svg:y1="4.2cm" svg:x2="9.1cm" svg:y2="2.4cm">
          <text:p/>
        </draw:line>
        <draw:custom-shape draw:style-name="gr20" draw:text-style-name="P1" draw:layer="layout" svg:width="0.12cm" svg:height="0.412cm" draw:transform="skewX (-0.00244346095279199) rotate (0.488692190558412) translate (8.901cm 3.6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1" draw:layer="layout" svg:width="6.25cm" svg:height="0.594cm" svg:x="8.25cm" svg:y="2.803cm">
          <draw:text-box>
            <text:p text:style-name="P7"><text:span text:style-name="T7">OvS asw-host</text:span></text:p>
          </draw:text-box>
        </draw:frame>
        <draw:line draw:style-name="gr13" draw:text-style-name="P1" draw:layer="layout" svg:x1="10.5cm" svg:y1="2.8cm" svg:x2="10.5cm" svg:y2="1.5cm">
          <text:p/>
        </draw:line>
        <draw:line draw:style-name="gr13" draw:text-style-name="P1" draw:layer="layout" svg:x1="13.2cm" svg:y1="2.8cm" svg:x2="13.2cm" svg:y2="1.5cm">
          <text:p/>
        </draw:line>
        <draw:line draw:style-name="gr13" draw:text-style-name="P1" draw:layer="layout" svg:x1="12cm" svg:y1="2.8cm" svg:x2="12cm" svg:y2="2.25cm">
          <text:p/>
        </draw:line>
        <draw:frame draw:style-name="gr22" draw:text-style-name="P12" draw:layer="layout" svg:width="2.407cm" svg:height="0.696cm" svg:x="6cm" svg:y="4.304cm">
          <draw:text-box>
            <text:p><text:span text:style-name="T9">Data VLAN</text:span></text:p>
          </draw:text-box>
        </draw:frame>
        <draw:frame draw:style-name="gr5" draw:text-style-name="P4" draw:layer="layout" svg:width="0.925cm" svg:height="0.696cm" svg:x="6.001cm" svg:y="3.3cm">
          <draw:text-box>
            <text:p><text:span text:style-name="T3">vm</text:span></text:p>
          </draw:text-box>
        </draw:frame>
        <draw:frame draw:style-name="gr23" draw:text-style-name="P4" draw:layer="layout" svg:width="2.619cm" svg:height="0.696cm" svg:x="13.801cm" svg:y="4.8cm">
          <draw:text-box>
            <text:p><text:span text:style-name="T3">Hypervisor</text:span></text:p>
          </draw:text-box>
        </draw:frame>
        <draw:frame draw:style-name="gr16" draw:text-style-name="P9" draw:layer="layout" svg:width="1.507cm" svg:height="0.934cm" svg:x="9.094cm" svg:y="4.066cm">
          <draw:text-box>
            <text:p><text:span text:style-name="T7">trunk </text:span></text:p>
            <text:p><text:span text:style-name="T7">port</text:span></text:p>
          </draw:text-box>
        </draw:frame>
        <draw:frame draw:style-name="gr24" draw:text-style-name="P14" draw:layer="layout" svg:width="1.25cm" svg:height="0.648cm" svg:x="8.5cm" svg:y="3cm">
          <draw:text-box>
            <text:p text:style-name="P13"><text:span text:style-name="T10">enp0s6</text:span></text:p>
          </draw:text-box>
        </draw:frame>
        <draw:frame draw:style-name="gr24" draw:text-style-name="P14" draw:layer="layout" svg:width="1.25cm" svg:height="0.648cm" svg:x="4.8cm" svg:y="3cm">
          <draw:text-box>
            <text:p text:style-name="P13"><text:span text:style-name="T10">enp0s6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 style:font-pitch="variable"/>
    <style:font-face style:name="Noto Mono" svg:font-family="'Noto Mono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Philippe Latu</meta:initial-creator>
    <meta:creation-date>2020-09-20T09:18:25.861749409</meta:creation-date>
    <dc:date>2020-09-20T11:05:05.718002659</dc:date>
    <dc:creator>Philippe Latu</dc:creator>
    <meta:editing-duration>PT20M30S</meta:editing-duration>
    <meta:editing-cycles>6</meta:editing-cycles>
    <meta:generator>LibreOffice/7.0.0.3$MacOSX_X86_64 LibreOffice_project/8061b3e9204bef6b321a21033174034a5e2ea88e</meta:generator>
    <meta:document-statistic meta:object-count="36"/>
  </office:meta>
</office:document-meta>
</file>